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6pt"/>
    </style:style>
    <style:style style:name="co2" style:family="table-column">
      <style:table-column-properties fo:break-before="auto" style:column-width="51.31pt"/>
    </style:style>
    <style:style style:name="co3" style:family="table-column">
      <style:table-column-properties fo:break-before="auto" style:column-width="67.6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7.45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wall_rea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SnowL</text:p>
          </table:table-cell>
          <table:table-cell office:value-type="float" office:value="562278.307516973" calcext:value-type="float">
            <text:p>562,278.31</text:p>
          </table:table-cell>
          <table:table-cell office:value-type="float" office:value="55.88" calcext:value-type="float">
            <text:p>55.88</text:p>
          </table:table-cell>
          <table:table-cell table:formula="of:=[.C1]/1000/[.D1]" office:value-type="float" office:value="10.0622460185571" calcext:value-type="float">
            <text:p>10.06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LiveL</text:p>
          </table:table-cell>
          <table:table-cell office:value-type="float" office:value="1211113.4345814" calcext:value-type="float">
            <text:p>1,211,113.43</text:p>
          </table:table-cell>
          <table:table-cell office:value-type="float" office:value="55.88" calcext:value-type="float">
            <text:p>55.88</text:p>
          </table:table-cell>
          <table:table-cell table:formula="of:=[.C2]/1000/[.D2]" office:value-type="float" office:value="21.6734687648784" calcext:value-type="float">
            <text:p>21.67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Wind_NS</text:p>
          </table:table-cell>
          <table:table-cell office:value-type="float" office:value="-845031.222787449" calcext:value-type="float">
            <text:p>-845,031.22</text:p>
          </table:table-cell>
          <table:table-cell office:value-type="float" office:value="55.88" calcext:value-type="float">
            <text:p>55.88</text:p>
          </table:table-cell>
          <table:table-cell table:formula="of:=[.C3]/1000/[.D3]" office:value-type="float" office:value="-15.1222480813788" calcext:value-type="float">
            <text:p>-15.12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Wind_WE</text:p>
          </table:table-cell>
          <table:table-cell office:value-type="float" office:value="-74308.8803702338" calcext:value-type="float">
            <text:p>-74,308.88</text:p>
          </table:table-cell>
          <table:table-cell office:value-type="float" office:value="55.88" calcext:value-type="float">
            <text:p>55.88</text:p>
          </table:table-cell>
          <table:table-cell table:formula="of:=[.C4]/1000/[.D4]" office:value-type="float" office:value="-1.32979385057684" calcext:value-type="float">
            <text:p>-1.33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DeadL</text:p>
          </table:table-cell>
          <table:table-cell office:value-type="float" office:value="1762410.23721101" calcext:value-type="float">
            <text:p>1,762,410.24</text:p>
          </table:table-cell>
          <table:table-cell office:value-type="float" office:value="55.88" calcext:value-type="float">
            <text:p>55.88</text:p>
          </table:table-cell>
          <table:table-cell table:formula="of:=[.C5]/1000/[.D5]" office:value-type="float" office:value="31.5391953688441" calcext:value-type="float">
            <text:p>31.5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nowL</text:p>
          </table:table-cell>
          <table:table-cell office:value-type="float" office:value="449192.369331347" calcext:value-type="float">
            <text:p>449,192.37</text:p>
          </table:table-cell>
          <table:table-cell office:value-type="float" office:value="55.88" calcext:value-type="float">
            <text:p>55.88</text:p>
          </table:table-cell>
          <table:table-cell table:formula="of:=[.C7]/1000/[.D7]" office:value-type="float" office:value="8.03851770456956" calcext:value-type="float">
            <text:p>8.04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LiveL</text:p>
          </table:table-cell>
          <table:table-cell office:value-type="float" office:value="794491.530547397" calcext:value-type="float">
            <text:p>794,491.53</text:p>
          </table:table-cell>
          <table:table-cell office:value-type="float" office:value="55.88" calcext:value-type="float">
            <text:p>55.88</text:p>
          </table:table-cell>
          <table:table-cell table:formula="of:=[.C8]/1000/[.D8]" office:value-type="float" office:value="14.2178155072906" calcext:value-type="float">
            <text:p>14.22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Wind_NS</text:p>
          </table:table-cell>
          <table:table-cell office:value-type="float" office:value="277907.865219054" calcext:value-type="float">
            <text:p>277,907.87</text:p>
          </table:table-cell>
          <table:table-cell office:value-type="float" office:value="55.88" calcext:value-type="float">
            <text:p>55.88</text:p>
          </table:table-cell>
          <table:table-cell table:formula="of:=[.C9]/1000/[.D9]" office:value-type="float" office:value="4.97329751644692" calcext:value-type="float">
            <text:p>4.97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Wind_WE</text:p>
          </table:table-cell>
          <table:table-cell office:value-type="float" office:value="-12749.9295228484" calcext:value-type="float">
            <text:p>-12,749.93</text:p>
          </table:table-cell>
          <table:table-cell office:value-type="float" office:value="55.88" calcext:value-type="float">
            <text:p>55.88</text:p>
          </table:table-cell>
          <table:table-cell table:formula="of:=[.C10]/1000/[.D10]" office:value-type="float" office:value="-0.228166240566363" calcext:value-type="float">
            <text:p>-0.23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DeadL</text:p>
          </table:table-cell>
          <table:table-cell office:value-type="float" office:value="1149863.26833824" calcext:value-type="float">
            <text:p>1,149,863.27</text:p>
          </table:table-cell>
          <table:table-cell office:value-type="float" office:value="55.88" calcext:value-type="float">
            <text:p>55.88</text:p>
          </table:table-cell>
          <table:table-cell table:formula="of:=[.C11]/1000/[.D11]" office:value-type="float" office:value="20.5773670067688" calcext:value-type="float">
            <text:p>20.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SnowL</text:p>
          </table:table-cell>
          <table:table-cell office:value-type="float" office:value="587347.869952698" calcext:value-type="float">
            <text:p>587,347.87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13]/1000/[.D13]" office:value-type="float" office:value="11.9608168035006" calcext:value-type="float">
            <text:p>11.96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LiveL</text:p>
          </table:table-cell>
          <table:table-cell office:value-type="float" office:value="1166074.77578667" calcext:value-type="float">
            <text:p>1,166,074.78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14]/1000/[.D14]" office:value-type="float" office:value="23.7460753428639" calcext:value-type="float">
            <text:p>23.75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Wind_NS</text:p>
          </table:table-cell>
          <table:table-cell office:value-type="float" office:value="-3545.87775344499" calcext:value-type="float">
            <text:p>-3,545.88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15]/1000/[.D15]" office:value-type="float" office:value="-0.0722086456531787" calcext:value-type="float">
            <text:p>-0.07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Wind_WE</text:p>
          </table:table-cell>
          <table:table-cell office:value-type="float" office:value="636673.688136165" calcext:value-type="float">
            <text:p>636,673.69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16]/1000/[.D16]" office:value-type="float" office:value="12.9652932052329" calcext:value-type="float">
            <text:p>12.97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DeadL</text:p>
          </table:table-cell>
          <table:table-cell office:value-type="float" office:value="1515750.40335215" calcext:value-type="float">
            <text:p>1,515,750.40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17]/1000/[.D17]" office:value-type="float" office:value="30.866908389039" calcext:value-type="float">
            <text:p>30.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nowL</text:p>
          </table:table-cell>
          <table:table-cell office:value-type="float" office:value="737578.425460025" calcext:value-type="float">
            <text:p>737,578.43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19]/1000/[.D19]" office:value-type="float" office:value="15.0201284050834" calcext:value-type="float">
            <text:p>15.02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LiveL</text:p>
          </table:table-cell>
          <table:table-cell office:value-type="float" office:value="1333226.24439601" calcext:value-type="float">
            <text:p>1,333,226.24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20]/1000/[.D20]" office:value-type="float" office:value="27.1499662850978" calcext:value-type="float">
            <text:p>27.15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Wind_NS</text:p>
          </table:table-cell>
          <table:table-cell office:value-type="float" office:value="-9722.88410605027" calcext:value-type="float">
            <text:p>-9,722.88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21]/1000/[.D21]" office:value-type="float" office:value="-0.197997884292149" calcext:value-type="float">
            <text:p>-0.20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Wind_WE</text:p>
          </table:table-cell>
          <table:table-cell office:value-type="float" office:value="-648437.504750219" calcext:value-type="float">
            <text:p>-648,437.50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22]/1000/[.D22]" office:value-type="float" office:value="-13.2048528642166" calcext:value-type="float">
            <text:p>-13.20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DeadL</text:p>
          </table:table-cell>
          <table:table-cell office:value-type="float" office:value="1463742.25823617" calcext:value-type="float">
            <text:p>1,463,742.26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23]/1000/[.D23]" office:value-type="float" office:value="29.8078087858138" calcext:value-type="float">
            <text:p>29.81</text:p>
          </table:table-cell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7T00:42:48.758534601</dc:date>
    <meta:editing-duration>PT11M29S</meta:editing-duration>
    <meta:editing-cycles>2</meta:editing-cycles>
    <meta:generator>LibreOffice/6.0.7.3$Linux_X86_64 LibreOffice_project/00m0$Build-3</meta:generator>
    <meta:document-statistic meta:table-count="1" meta:cell-count="100" meta:object-count="0"/>
  </office:meta>
</office:document-meta>
</file>